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125in" text:list-level-position-and-space-mode="label-alignment">
          <style:list-level-label-alignment text:label-followed-by="listtab" fo:margin-left="1.2833in" fo:text-indent="-0.125in"/>
        </style:list-level-properties>
      </text:list-level-style-number>
      <text:list-level-style-number text:level="4" style:num-suffix="." style:num-format="1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83in" text:min-label-width="0.125in" text:list-level-position-and-space-mode="label-alignment">
          <style:list-level-label-alignment text:label-followed-by="listtab" fo:margin-left="2.7833in" fo:text-indent="-0.125in"/>
        </style:list-level-properties>
      </text:list-level-style-number>
      <text:list-level-style-number text:level="7" style:num-suffix="." style:num-format="1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83in" text:min-label-width="0.125in" text:list-level-position-and-space-mode="label-alignment">
          <style:list-level-label-alignment text:label-followed-by="listtab" fo:margin-left="4.2833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3.6%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0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1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2" style:parent-style-name="ListParagraph" style:list-style-name="LFO2" style:family="paragraph">
      <style:text-properties fo:background-color="#FFFF00"/>
    </style:style>
    <style:style style:name="P23" style:parent-style-name="ListParagraph" style:list-style-name="LFO2" style:family="paragraph">
      <style:text-properties fo:background-color="#FFFF00"/>
    </style:style>
    <style:style style:name="P24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5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6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7" style:parent-style-name="ListParagraph" style:list-style-name="LFO2" style:family="paragraph">
      <style:text-properties fo:background-color="#FFFF00"/>
    </style:style>
    <style:style style:name="P28" style:parent-style-name="ListParagraph" style:list-style-name="LFO2" style:family="paragraph"/>
    <style:style style:name="P29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0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1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2" style:parent-style-name="ListParagraph" style:list-style-name="LFO2" style:family="paragraph"/>
    <style:style style:name="P33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4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5" style:parent-style-name="ListParagraph" style:list-style-name="LFO2" style:family="paragraph">
      <style:text-properties fo:background-color="#FFFF00"/>
    </style:style>
    <style:style style:name="P36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7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8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9" style:parent-style-name="ListParagraph" style:list-style-name="LFO2" style:family="paragraph"/>
    <style:style style:name="T40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1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2" style:parent-style-name="Hyperlink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3" style:parent-style-name="Hyperlink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4" style:parent-style-name="Hyperlink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5" style:parent-style-name="ListParagraph" style:list-style-name="LFO2" style:family="paragraph"/>
    <style:style style:name="T46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7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8" style:parent-style-name="Hyperlink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9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50" style:parent-style-name="Normal" style:family="paragraph">
      <style:text-properties fo:hyphenate="true"/>
    </style:style>
    <style:style style:name="P51" style:parent-style-name="ListParagraph" style:list-style-name="LFO2" style:family="paragraph"/>
    <style:style style:name="P52" style:parent-style-name="ListParagraph" style:list-style-name="LFO2" style:family="paragraph">
      <style:text-properties fo:background-color="#FFFF00"/>
    </style:style>
    <style:style style:name="P53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54" style:parent-style-name="ListParagraph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55" style:parent-style-name="ListParagraph" style:list-style-name="LFO2" style:family="paragraph"/>
    <style:style style:name="P56" style:parent-style-name="Normal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UoB CCI Project Plan<text:s/></text:p>
      <text:p text:style-name="Subtitle">What has been completed by 17<text:span text:style-name="T2">th</text:span><text:s/>March 2020:</text:p>
      <text:list text:style-name="LFO1" text:continue-numbering="true">
        <text:list-item>
          <text:p text:style-name="P3">Prototype lessons for the following have been produced on a Jupyter Notebook:</text:p>
          <text:list text:continue-numbering="true">
            <text:list-item>
              <text:p text:style-name="P4">O1A</text:p>
              <text:list text:continue-numbering="true">
                <text:list-item>
                  <text:p text:style-name="P5">Section 1: Introduction to the Pandas library</text:p>
                </text:list-item>
                <text:list-item>
                  <text:p text:style-name="P6">Section 2: What does open source mean?</text:p>
                </text:list-item>
                <text:list-item>
                  <text:p text:style-name="P7">Section 3: .csv files</text:p>
                </text:list-item>
                <text:list-item>
                  <text:p text:style-name="P8">Section 4: Applications of Python programming in Business. Which covers the following points:</text:p>
                  <text:list text:continue-numbering="true">
                    <text:list-item>
                      <text:p text:style-name="P9">Artificial Intelligence and Machine Learning</text:p>
                    </text:list-item>
                    <text:list-item>
                      <text:p text:style-name="P10">Big Data and its applications</text:p>
                    </text:list-item>
                  </text:list>
                </text:list-item>
                <text:list-item>
                  <text:p text:style-name="P11">Summary of the points covered in section 4 and explaining why it<text:s/>is important for students to learn how to program.<text:s/></text:p>
                </text:list-item>
              </text:list>
            </text:list-item>
            <text:list-item>
              <text:p text:style-name="P12">O1B</text:p>
              <text:list text:continue-numbering="true">
                <text:list-item>
                  <text:p text:style-name="P13">Lesson 1: Input and Output</text:p>
                </text:list-item>
                <text:list-item>
                  <text:p text:style-name="P14">Lesson 2: Manipulation of Data</text:p>
                </text:list-item>
                <text:list-item>
                  <text:p text:style-name="P15">Lesson 3: Graphs</text:p>
                </text:list-item>
                <text:list-item>
                  <text:p text:style-name="P16">Lesson 4: Descriptive Statistics – This lesson has been given to our Spanish partners and they will complete<text:s/>development of it</text:p>
                </text:list-item>
              </text:list>
            </text:list-item>
          </text:list>
        </text:list-item>
      </text:list>
      <text:p text:style-name="Subtitle">Plan from April 2020 onwards:</text:p>
      <text:list text:style-name="LFO2" text:continue-numbering="true">
        <text:list-item>
          <text:p text:style-name="P17">Develop a working environment in Bitbucket</text:p>
        </text:list-item>
        <text:list-item>
          <text:p text:style-name="P18">O1A specific goals:</text:p>
          <text:list text:continue-numbering="true">
            <text:list-item>
              <text:p text:style-name="P19">Add short summaries at the end of each section which collate all that is taught.</text:p>
            </text:list-item>
            <text:list-item>
              <text:p text:style-name="P20">Provide pointers to resources should the students want to extend<text:s/>their studies at the end of each section</text:p>
            </text:list-item>
            <text:list-item>
              <text:p text:style-name="P21">Develop learning objective at the start of each section. Making clear what the students will be required to know in order to complete the questions<text:s/></text:p>
            </text:list-item>
            <text:list-item>
              <text:p text:style-name="P22">Complete developing AI and Big Data sections with informative diagrams which will help to provide clear and concise descriptions.<text:s/></text:p>
            </text:list-item>
            <text:list-item>
              <text:p text:style-name="P23">Develop a demonstration of Machine Learning, maybe graphical with the bokeh package.</text:p>
            </text:list-item>
            <text:list-item>
              <text:p text:style-name="P24">Rework wordy sections so that all information is concisely understood in clear English for a complete beginner.<text:s/></text:p>
            </text:list-item>
            <text:list-item>
              <text:p text:style-name="P25">Add source / citations to the appropriate location of information and data</text:p>
            </text:list-item>
            <text:list-item>
              <text:p text:style-name="P26">Reword the introduction to DataFrames</text:p>
            </text:list-item>
            <text:list-item>
              <text:p text:style-name="P27">Include more graphics and demonstrations</text:p>
            </text:list-item>
          </text:list>
        </text:list-item>
        <text:list-item>
          <text:p text:style-name="P28">O1B specific goals:</text:p>
          <text:list text:continue-numbering="true">
            <text:list-item>
              <text:p text:style-name="P29">Add short summaries at the end of each section which collate all that is taught.</text:p>
            </text:list-item>
            <text:list-item>
              <text:p text:style-name="P30">Add short conclusions that include all the functions and concepts the students should be able to wield before they start the questions</text:p>
            </text:list-item>
            <text:list-item>
              <text:p text:style-name="P31">Add more description and explanation in all lessons</text:p>
            </text:list-item>
            <text:list-item>
              <text:p text:style-name="P32">Develop more interactive modes which let the students experiment and learn with the programs</text:p>
            </text:list-item>
            <text:list-item>
              <text:p text:style-name="P33">Rework wordy sections so that all information is concisely understood in clear English for a complete beginner.<text:s/></text:p>
            </text:list-item>
            <text:list-item>
              <text:p text:style-name="P34">Add source / citations to the appropriate location of information and data</text:p>
            </text:list-item>
            <text:list-item>
              <text:p text:style-name="P35">Provide direction and links should the students what to extend their own education</text:p>
            </text:list-item>
            <text:list-item>
              <text:p text:style-name="P36">Lesson 1:<text:s/></text:p>
              <text:list text:continue-numbering="true">
                <text:list-item>
                  <text:p text:style-name="P37">Show df[“New Column title”] = SERIES as a way to insert a column</text:p>
                </text:list-item>
                <text:list-item>
                  <text:p text:style-name="P38">Include more information on coordination of eg: [:-1], finding specifically named rows</text:p>
                </text:list-item>
              </text:list>
            </text:list-item>
            <text:list-item>
              <text:p text:style-name="P39"><text:span text:style-name="T40">Provide a graphic in Lesson 2 which shows what<text:s/></text:span><text:span text:style-name="T41">a pivot table does. See<text:s/></text:span><text:a xlink:href="https://pandas.pydata.org/docs/user_guide/reshaping.html" office:target-frame-name="_top" xlink:show="replace"><text:span text:style-name="T42">https://pandas.pydata.org/docs/user_guide/reshap</text:span><text:bookmark-start text:name="_Hlt37842662"/><text:bookmark-start text:name="_Hlt37842663"/><text:span text:style-name="T43">i</text:span><text:bookmark-end text:name="_Hlt37842662"/><text:bookmark-end text:name="_Hlt37842663"/><text:span text:style-name="T44">ng.html</text:span></text:a></text:p>
            </text:list-item>
            <text:list-item>
              <text:p text:style-name="P45"><text:span text:style-name="T46">Lesson 3: use the iris dataset for the histogram section. Saving the recorded data for the<text:s/></text:span><text:span text:style-name="T47">questions. Which can be downloaded in the program from here<text:s/></text:span><text:a xlink:href="https://raw.githubusercontent.com/jbrownlee/Datasets/master/iris.csv" office:target-frame-name="_top" xlink:show="replace"><text:span text:style-name="T48">https://raw.githubusercontent.com/jbrownlee/Datasets/master/iris.csv</text:span></text:a></text:p>
            </text:list-item>
            <text:list-item>
              <text:p text:style-name="P49">Consider the possibilities of uploading .csv files to github/bitbucket and downloading them and opening them in program</text:p>
            </text:list-item>
          </text:list>
        </text:list-item>
      </text:list>
      <text:p text:style-name="P50"/>
      <text:list text:style-name="LFO2" text:continue-numbering="true">
        <text:list-item>
          <text:p text:style-name="P51">O2 specific goals:</text:p>
          <text:list text:continue-numbering="true">
            <text:list-item>
              <text:p text:style-name="P52">Develop 5 questions for O1A</text:p>
            </text:list-item>
            <text:list-item>
              <text:p text:style-name="P53">Develop the remaining questions<text:s/>(5 question per lesson)<text:s/>for O1B</text:p>
            </text:list-item>
            <text:list-item>
              <text:p text:style-name="P54">Test all questions when all complete.<text:s/></text:p>
            </text:list-item>
            <text:list-item>
              <text:p text:style-name="P55">Research how an automatic grading system could be<text:s/>integrated into these (O3)</text:p>
            </text:list-item>
          </text:list>
        </text:list-item>
      </text:list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125in" text:list-level-position-and-space-mode="label-alignment">
          <style:list-level-label-alignment text:label-followed-by="listtab" fo:margin-left="1.2833in" fo:text-indent="-0.125in"/>
        </style:list-level-properties>
      </text:list-level-style-number>
      <text:list-level-style-number text:level="4" style:num-suffix="." style:num-format="1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83in" text:min-label-width="0.125in" text:list-level-position-and-space-mode="label-alignment">
          <style:list-level-label-alignment text:label-followed-by="listtab" fo:margin-left="2.7833in" fo:text-indent="-0.125in"/>
        </style:list-level-properties>
      </text:list-level-style-number>
      <text:list-level-style-number text:level="7" style:num-suffix="." style:num-format="1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83in" text:min-label-width="0.125in" text:list-level-position-and-space-mode="label-alignment">
          <style:list-level-label-alignment text:label-followed-by="listtab" fo:margin-left="4.2833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Jewson</meta:initial-creator>
    <dc:creator>Thomas Jewson</dc:creator>
    <meta:creation-date>2020-03-17T13:54:00Z</meta:creation-date>
    <dc:date>2020-04-19T21:26:00Z</dc:date>
    <meta:template xlink:href="Normal" xlink:type="simple"/>
    <meta:editing-cycles>10</meta:editing-cycles>
    <meta:editing-duration>PT620040S</meta:editing-duration>
    <meta:user-defined meta:name="ContentTypeId">0x010100013BD1A1D3B3C84F9FE045DDDDF539C8</meta:user-defined>
    <meta:document-statistic meta:page-count="2" meta:paragraph-count="6" meta:word-count="497" meta:character-count="3325" meta:row-count="23" meta:non-whitespace-character-count="2834"/>
  </office:meta>
</office:document-meta>
</file>